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5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Jewish funeral servic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Lizzie Hirsch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a funeral/</text:p>
      <text:p text:style-name="P5">Brethren./ <text:s/>The distance of time and place which separated me/ from my sister in faith, now unhappily enshrouded/ in this coffin, prevents my paying to her the last tri-/-bute of respect, in as worthy a manner as perhaps it/ is her due. <text:s/>Being unacquainted with her history since/ her marriage, which occurred possibly a quarter of a/ century ago, I cannot rightly bestow praises upon her,/ for her demeanour in the various relations of life, and as/ a professing Jewess. <text:s/>I knew that she cherished/ the memory of the spot in which she was raised/ to womanhood, and the house of prayer in which she/ had worshipped[sic!] her Creator in the days of her youth, but/ the part she acted on the scene of the world around her,/ from the day that I congratulated her as a bride, I am unable to tell and eulogize. <text:s/>This, however, I be-/-lieve I can say with correctness, that the tender af-/-fection which Lizzie Hirsch bore her offspring was a sharp [?] which cut/ her existence short. <text:s/>The loss of children, notably that/ of a daughter in the bloom of life, intellectually bright,/ lovely in disposition, and winning in manners, was a/ wound to the heart, from which the fond mother never recovered./</text:p>
      <text:p text:style-name="P5"/>
      <text:p text:style-name="P5">[Page 2]</text:p>
      <text:p text:style-name="P5">Only the eye that sees our inmost parts; the/ eye of God can have discerned the gloom which/ overspread that mind at the thought of the darling/ object buried in a Philadelphia Jewish cemetery./ <text:s/>To dwell upon that thought two years and/ three months, must have been to invite death/ and sink into an early grave. <text:s/>Therefore it is/ that we have gathered together for the perform-/-ance of a sad duty. <text:s/>But when our/ Rabbis were situated as I am now, they did not/ let their feelings overcome their reasoning <text:soft-page-break/>powers. <text:s/>They/ understood that death is but a transition from the last/ stage of a temporal existence, to the first stage of/ a spiritual life. <text:s/>Hence they used to say: "Weep for/ the mourners, and not for the deceased, for the latter/ is at rest, but the survivors are in anguish" <text:s/>Yes:/ unfortunate husband and father, my sympathies/ are with you, who have been left on earth to lament/ the demise of wife and daughter, the loss of/ support and pleasure, of an adviser and a solace./ <text:s/>For you I have entreaties to the God of the spirit/ of all flesh, that He may sustain you in a/</text:p>
      <text:p text:style-name="P5"/>
      <text:p text:style-name="P5">[Page 3]</text:p>
      <text:p text:style-name="P5">twofold trial; that He may open to you a way/ by following which you will yet obtain comfort./ <text:s/>For your sake I supplicate the throne of Grace that you/ may be lifted up from this sorrow, by engaging in/ acts of charity and piety. <text:s/>You may trust a/ brother who has had a peculiarly sad experience, and/ believe that the only means to allay our own distress,/ is to go in search of the afflicted and endeavour/ to lessen their suffering. <text:s/>Some who are/ bereaved of dear relatives will inconsiderately seek/ to drown their sorrow in the intoxicating bowl,/ others will seek to forget it in debauchery. <text:s/>They/ who follow that path go to meet what is/ certain to hasten their bodily destruction and <text:span text:style-name="T2">blacken</text:span><text:span text:style-name="T3"> ruin/ their character. <text:s/>The sensible ones, will on the con-/-trary </text:span><text:span text:style-name="T2">will</text:span><text:span text:style-name="T3"> study what is sure to afford them relief,/ while benefitting[sic!] others in misery. <text:s/>May you be/ reckoned among the wise in that respect. <text:s/>May your/ son learn from you to pursue righteousness amidst/ all human events. <text:s/>Then will your heart be glad-/-denned, and when the keen grief you now experience/ shall have abated, you will thank God for having exercised/ resignation./</text:span></text:p>
      <text:p text:style-name="P5"><text:span text:style-name="T3"/></text:p>
      <text:p text:style-name="P5"><text:span text:style-name="T3">[Page 4]</text:span></text:p>
      <text:p text:style-name="P5"><text:span text:style-name="T3">(Here followed an invocation to God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4T14:26:02.21</meta:creation-date>
    <dc:date>2012-10-04T14:44:00.13</dc:date>
    <dc:creator>Penn Libraries</dc:creator>
    <meta:editing-duration>PT00H02M47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69" meta:word-count="783" meta:character-count="4790"/>
  </office:meta>
</office:document-meta>
</file>